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46a69" officeooo:paragraph-rsid="00046a69"/>
    </style:style>
    <style:style style:name="P2" style:family="paragraph" style:parent-style-name="Standard">
      <style:text-properties fo:font-style="normal" fo:font-weight="normal" officeooo:rsid="003b9612" officeooo:paragraph-rsid="00046a69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3e792a" officeooo:paragraph-rsid="003e792a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4074bc" officeooo:paragraph-rsid="004074bc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421c62" officeooo:paragraph-rsid="00421c62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43883f" officeooo:paragraph-rsid="0043883f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43fb60" officeooo:paragraph-rsid="0043fb60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462792" officeooo:paragraph-rsid="00462792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46b4c7" officeooo:paragraph-rsid="0046b4c7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48392a" officeooo:paragraph-rsid="0048392a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4a3766" officeooo:paragraph-rsid="004a3766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4c11b1" officeooo:paragraph-rsid="004c11b1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4ec804" officeooo:paragraph-rsid="004ec804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4eda4a" officeooo:paragraph-rsid="004eda4a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4f43f4" officeooo:paragraph-rsid="004f43f4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4f43f4" officeooo:paragraph-rsid="005475bb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51918c" officeooo:paragraph-rsid="0051918c" style:font-style-asian="normal" style:font-weight-asian="normal" style:font-style-complex="normal" style:font-weight-complex="normal"/>
    </style:style>
    <style:style style:name="T1" style:family="text">
      <style:text-properties officeooo:rsid="003def66"/>
    </style:style>
    <style:style style:name="T2" style:family="text">
      <style:text-properties officeooo:rsid="0040d380"/>
    </style:style>
    <style:style style:name="T3" style:family="text">
      <style:text-properties officeooo:rsid="0043cb67"/>
    </style:style>
    <style:style style:name="T4" style:family="text">
      <style:text-properties officeooo:rsid="0045f6a0"/>
    </style:style>
    <style:style style:name="T5" style:family="text">
      <style:text-properties officeooo:rsid="00462792"/>
    </style:style>
    <style:style style:name="T6" style:family="text">
      <style:text-properties officeooo:rsid="004a1eaf"/>
    </style:style>
    <style:style style:name="T7" style:family="text">
      <style:text-properties officeooo:rsid="004c8a42"/>
    </style:style>
    <style:style style:name="T8" style:family="text">
      <style:text-properties officeooo:rsid="004db0b3"/>
    </style:style>
    <style:style style:name="T9" style:family="text">
      <style:text-properties officeooo:rsid="004dd8a7"/>
    </style:style>
    <style:style style:name="T10" style:family="text">
      <style:text-properties officeooo:rsid="004eda4a"/>
    </style:style>
    <style:style style:name="T11" style:family="text">
      <style:text-properties officeooo:rsid="0050cd1e"/>
    </style:style>
    <style:style style:name="T12" style:family="text">
      <style:text-properties officeooo:rsid="0051918c"/>
    </style:style>
    <style:style style:name="T13" style:family="text">
      <style:text-properties officeooo:rsid="005281ca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55c25a"/>
    </style:style>
    <style:style style:name="T16" style:family="text">
      <style:text-properties officeooo:rsid="005719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02</text:span>/<text:span text:style-name="T1">10</text:span>/2019</text:p>
      <text:p text:style-name="P2"/>
      <text:p text:style-name="P3">Hoy la clase la da David y veremos las buenas prácticas. También veremos control de versiones y testing.</text:p>
      <text:p text:style-name="P3"/>
      <text:p text:style-name="P4">Motivos del DTO: Para no mostrar todo, solo lo que le haga falta y así no se muestra toda la base de datos.</text:p>
      <text:p text:style-name="P4"/>
      <text:p text:style-name="P4">API:</text:p>
      <text:p text:style-name="P4">¿Cómo podemos hacer que las aplicaciones se conecten entre si? <text:span text:style-name="T2">Mediante las apis SOAP o REST, por lo tanto, funcionaría cualquier forma de comunicación que ambas aplicaciones (emisora y receptora) entiendan.</text:span></text:p>
      <text:p text:style-name="P5">Las arquitecturas que se usan para ellos son colas de mensajerías (JMS) y HTTP.</text:p>
      <text:p text:style-name="P5">Las API y las Excepciones conforman el “contrato” de la aplicación. <text:span text:style-name="T5">En el contrato es donde se controla que se envía o que se recibe.</text:span></text:p>
      <text:p text:style-name="P5"/>
      <text:p text:style-name="P6">A los usuarios se le enseñan los textos, pero, entre aplicaciones, mostramos los JSON. <text:span text:style-name="T3">Y, para ello, sirven las excepciones.</text:span></text:p>
      <text:p text:style-name="P6"/>
      <text:p text:style-name="P7">Por defecto, Spring nos levanta excepciones, pero, generalmente, se jerarquizan las excepciones. <text:span text:style-name="T4">Por lo tanto, en el ControlerAdvice, podemos controlar nuestras propias excepciones.</text:span></text:p>
      <text:p text:style-name="P7"/>
      <text:p text:style-name="P8">Git sirve para el control de versiones y, que si pasa algo, que reviente solo en local y no en el servidor.</text:p>
      <text:p text:style-name="P8"/>
      <text:p text:style-name="P9">Git es incremental, por lo tanto, una rama no pesa nada.</text:p>
      <text:p text:style-name="P9"/>
      <text:p text:style-name="P10">Se hacen commist constantemente para poder volver a cualquier punto de la versión con la que se está trabajando.</text:p>
      <text:p text:style-name="P10"/>
      <text:p text:style-name="P10">Se hace un push cuando se completa una funcionalidad <text:span text:style-name="T6">o, como mínimo, compila.</text:span></text:p>
      <text:p text:style-name="P10"/>
      <text:p text:style-name="P11">Explicación de versiones: Si por ejemplo tenemos 5.3.7, estaríamos en la versión 5 (cambio de arquitectura), funcionalidad (cambios incrementales y mejoras) y el 7 serían los parches de seguridad que le hayamos metido a la versión 5, funcionalidad 3.</text:p>
      <text:p text:style-name="P11"/>
      <text:p text:style-name="P12">GitFlow:</text:p>
      <text:p text:style-name="P12">- Siguiendo la metodología GitFlow, a la rama master solo va el código que se va a producción.</text:p>
      <text:p text:style-name="P12">- <text:span text:style-name="T7">En la rama develop se sube el código que está en desarrollo y todo lo que hay que hacer.</text:span></text:p>
      <text:p text:style-name="P12">- <text:span text:style-name="T8">En la rama feature se sube todo lo que funciona.</text:span></text:p>
      <text:p text:style-name="P12">- <text:span text:style-name="T9">En la rama hotfix o bugfix (se crea desde master, producción) se arreglan los errores y se devuelve a master y luego, a develop.</text:span></text:p>
      <text:p text:style-name="P12"/>
      <text:p text:style-name="P13">La Integración Continua es lo que permite testear el código cuando se sube a GitHub.</text:p>
      <text:p text:style-name="P13"/>
      <text:p text:style-name="P13">La Entrega Continua, <text:span text:style-name="T10">además de probar, genera un jar.</text:span></text:p>
      <text:p text:style-name="P13"/>
      <text:p text:style-name="P14">El Despliegue Continuo, además de probar y generar un jar, pasa a producción.</text:p>
      <text:p text:style-name="P14"/>
      <text:p text:style-name="P17">Un test se compone de precondición y postcondición.</text:p>
      <text:p text:style-name="P17"/>
      <text:p text:style-name="P15">Tipos de testing:</text:p>
      <text:p text:style-name="P15"><text:soft-page-break/>- Unitarios: <text:span text:style-name="T11">Solo probamos una función.</text:span></text:p>
      <text:p text:style-name="P16">- Integración: <text:span text:style-name="T12">Comunicación entre componentes (dada una entrada en una función X en la otra, Y, tendré otra salida). Las condiciones de mi aplicación están cubiertas.</text:span></text:p>
      <text:p text:style-name="P15">- Aceptación.</text:p>
      <text:p text:style-name="P15">- Manual.</text:p>
      <text:p text:style-name="P15">- Seguridad.</text:p>
      <text:p text:style-name="P15">- <text:span text:style-name="T16">Estático: Análisis estático de código.</text:span></text:p>
      <text:p text:style-name="P15">- Carga.</text:p>
      <text:p text:style-name="P15">- Cont<text:span text:style-name="T15">rast</text:span> testing.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4:21:47.096355867</meta:creation-date>
    <dc:date>2019-10-02T16:49:54.074585769</dc:date>
    <meta:editing-duration>PT14H14M13S</meta:editing-duration>
    <meta:editing-cycles>82</meta:editing-cycles>
    <meta:generator>LibreOffice/6.1.5.2$Linux_X86_64 LibreOffice_project/10$Build-2</meta:generator>
    <meta:document-statistic meta:table-count="0" meta:image-count="0" meta:object-count="0" meta:page-count="2" meta:paragraph-count="32" meta:word-count="432" meta:character-count="2511" meta:non-whitespace-character-count="2111"/>
  </office:meta>
</office:document-meta>
</file>